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justify" style:justify-single-word="false"/>
    </style:style>
    <style:style style:name="P3" style:family="paragraph" style:parent-style-name="Standard">
      <style:paragraph-properties fo:text-align="justify" style:justify-single-word="false"/>
      <style:text-properties fo:font-style="italic" style:font-style-asian="italic" style:font-style-complex="italic"/>
    </style:style>
    <style:style style:name="P4" style:family="paragraph" style:parent-style-name="Standard">
      <style:paragraph-properties fo:text-align="justify" style:justify-single-word="false"/>
      <style:text-properties fo:font-size="18pt" fo:font-style="italic" style:font-size-asian="18pt" style:font-style-asian="italic" style:font-size-complex="18pt" style:font-style-complex="italic"/>
    </style:style>
    <style:style style:name="P5" style:family="paragraph" style:parent-style-name="Standard">
      <style:paragraph-properties fo:break-before="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2"/>
      <text:p text:style-name="P2">Si tuviera tiempo le explicaría. Pero no lo tengo. Usted tampoco, de hecho. Limítese a escuchar y a obedecer: quite ese retrato de su página. Se está usted metiendo en asuntos graves, señorita. Los operadores ya pasaron por aquí, por esta, su página de internet. Y vieron el retrato. Y déjeme decirle que se enojaron mucho. No sólo les molestó que hayamos perdido un retrato tan vivo. También que haya venido a parar aquí y ahora se ande ahora paseando por toda la red. Tuvo usted muy mala suerte, señorita. Mire que recoger precisamente este, el más entrañable retrato de Dorita. ¿Verdad que se ve muy bien? Haga de cuenta doña Dorita en carne y hueso. Su cabello entrecano, recogido hacia atrás, sin pintar ni rizar, porque Dorita no necesita artificios para verse guapa. Sus lentes de armadura dorada, que tan bien enmarcan esos ojos rectos, serios, honestos, ojos de esos que no fingen ni huyen ni se distraen: ojos que lo impregnan a uno de mirada en cuanto lo miran. Y esos suéteres de cuello tortura que tanto le gustan. Son suéteres de lana gruesa, demasiado calientes para el calor de allá, pero buenos para el frío de esta ciudad donde Dorita vino a estudiar cuando era joven. No sé si también el de la foto, pero la mayoría de los suéteres de su colección los ha comprado aquí. Le encantan. Se los pone sobre todo cuando llueve, pero a veces también cuando hace calor. Yo no sé para qué se regresó Dorita. Tan bien que estaba aquí. Nada más fue a que la mataran. Mejor se hubiera quedado. </text:p>
      <text:p text:style-name="P2">¿Ve usted el broche de oro al centro del cuello? No es de oro, es de latón. Parece decorativo, pero tiene una función que cuando haya usted quitado la foto le explicaré. Ni que fuera tan complicado. Yo no sé mucho de tecnología, pero no debe ser nada del otro mundo quitar una foto de la red. ¿Le hacen falta claves? Yo se las consigo. Pero quítemela ya. Al ratito me van a empezar a llamar los operadores, y si el retrato siguen ahí, voy a tener que hacer uso de la fuerza. ¿Quién le manda andar recogiendo cosas en la calle? Mala suerte. Seguro fue el pendejo de Sebastián el que perdió el retrato. Lo carga siempre en la cartera, junto con las fotos de sus hijos. No trae foto de su esposa, pero sí de la Dorita. Tan pendejo. Lo que pasa es que al Sebastián nunca se le olvidó la Dorita. Luego se casó, tuvo hijos, tuvo otras viejas pero ni así perdió la esperanza. Ni cuando se murió Dorita la perdió, con eso le digo todo. Y el pendejo cargaba la foto en su cartera, con riesgo de que se la robaran. Ya le dije que no es una foto común y corriente, si quiere ahorita que la quite nos podemos ir a tomar un café y le explico por qué. Porque Dorita siempre ha sido una mujer muy guapa. Allá en nuestro país también tiene sus enamorados, empresarios, fabricantes, constructores, gente con mucho poder. Son ellos los que no toleran que una foto así ande por ahí rodando en la red. ¿Ya está? A ver, voy a revisar. ¡No es cierto, en mi máquina sigue apareciendo! ¿Cómo puede ser tan complicado quitar una simple foto de la red? Pinche tecnología, todo lo complica.</text:p>
      <text:p text:style-name="P2"/>
      <text:p text:style-name="P1">{{}}</text:p>
      <text:p text:style-name="P2"/>
      <text:p text:style-name="P2">Dorita está desnuda. La habitación está vacía, salvo por dos sillas, la del Dorita y la del hombre que la tortura. El torturador canta una canción sobre las palpitaciones de un corazón al sol. Es un hombre con aspecto sufrido, espalda encorvada por las privaciones o la obediencia, no muy limpio ni en sus hábitos ni en su trabajo, pero al fin y al cabo un hombre concentrado en hacer lo que le piden a cambio de un lugar, un horario y un sueldo. También hay una mesa y un lavabo que no se veían en la primera frase, esa que hablaba de una habitación vacía. Dorita sigue desnuda, llorando con la cabeza gacha, su cabello negro topacio desafía la luz. ¿Existe el color negro topacio? Acaso sólo en el cabello de las mujeres torturadas. No es una mujer joven, tampoco una vieja, está en su punto Dorita, un perfecto objeto de deseo vencido, un duraznito lastimado a punto de ser comido. El torturador no se mueve. Por el momento su único acto visible es el nombre de su oficio: torturador, que en sí no es un acto sino su defecto: hacer sufrir a los inocentes. ¿Pero es inocente Dorita? Nadie es inocente, como bien lo sugiere la Biblia, que es una especie de Torá con cábula, en palabras del torturador. Porque el torturador ha leído La Biblia, sí, no se la sabe de memoria pero ha leído lo suficiente como para saber que la calidad literaria del Antiguo Testamento es infinitamente superior a la del nuevo. El concepto de calidad literaria cabe cómodamente en la cabeza del torturador. <text:soft-page-break/>También en la de Dorita, que en algún momento de su vida escribió poemas cortos, sílabas textiles para darle el visto bueno al deseo en un cuerpo que en ese entonces se debatía aún entre la niñez y la pubertad, o entre lo masculino y lo femenino, un cuerpo informe, ignorante de que algún día estará sentado aquí, en esta sala de tortura que mentirosamente fue calificada por la primera frase como habitación vacía. <text:s/></text:p>
      <text:p text:style-name="P2">El torturador se levanta al fin de la silla. La canción se detiene en sus cuerdas vocales. Se hace el silencio, apenas molestado por los sollozos intermitentes, las lágrimas de Dorita, que a partir de ahora, visto que está a punto de ser torturada, denominaremos Dora. ¿Por qué? Pues porque no queremos estar cerca de los que sufren, no queremos salpicarnos con su desgracia, no queremos que nuestro cuerpo padezca, así sea imaginariamente, lo que está a punto de padecer Dorita. </text:p>
      <text:p text:style-name="P2">Junto a la habitación vacía hay otra sala llena de objetos. Decir que se trata de objetos de tortura sería una exageración. Son objetos cuya función les prometía paisajes morales más neutros, destinos menos crudos. Pero aquí están, dispuestos a horadar, morder, enganchar, atenazar, estigmatizar, romper, quebrar, mortificar, electrificar, escarbar, tijeretear, serruchar, seccionar, engarzar, sumergir o ahogar, según sea necesario, el cuerpo de Dorita. El torturador abre la puerta del cuarto de los instrumentos y los recorre con una mirada en donde no hay rastro de maldad ni sadismo ni coraje ni nada de eso que uno podría esperarse en las niñas de los ojos de un torturador. No. Es la mirada de un pobre técnico. Un electricista hurgando las tripas del poste. Un plomero con casco. La mirada de un trabajador honesto, casado, comido, cenado, dormido y desayunado: un hombre común que podría ahora elegir un instrumento de tortura común para ir al lugar común de todas las torturas que hemos visto en la serie policiaca que pasan por televisión después de la noche, cuando los niños ya se han dormido, cuando las parejas de clase baja se ahorran las ganas de salir a cenar o al cine o al teatro en series policiacas que nadan en sangre y sadismo. Pero no. Nuestro torturador la juega más fácil, y en vez de complicadas picanas, en vez de ganchos pinzapezones, en vez de tinas de ahogo lento, abre un cajoncito pequeño, casi un joyero, y toma un instrumento de tortura dorado, redondo, con forma de broche con forma de sol. Un solecito de latón con dos dientes en forma de electrodos. De regreso a la sala, Dora no se ha movido. El sollozo emana de su garganta con regularidad meteorológica, no por lo que le hayan hecho (no lo sabemos, ¿qué ocurrió antes de la primera frase? ¿cómo era el mundo antes de que yo naciera?), sino porque se imagina bien lo que le van a hacer: ella también ha ido al cine a ver las mismas películas que traemos nosotros en la cabeza, ella también ha visto la serie policiaca de las diez, después de haber cenado, después de haberle leído una historia a sus hijos, y por eso ahora la cadencia de su llanto se pronuncia al recordarse acostada en el sillón, viendo series policiacas al calor de los abrazadores brazos de un marido vencido por el día el sueño, las preocupaciones y el día, que siempre se duerme antes de que los detectives de la serie detengan al asesino en con las manos en la masa, la víctima amarrada y el instrumental presto para la tortura. </text:p>
      <text:p text:style-name="P2">El torturador se llama Nicolás. Su nombre no significa nada, como tampoco significa nada el hecho de que su nombre aparezca en esta frase, a esta altura de la tortura. Es una mera cuestión estilística para no inundar el texto de cacofonías hijas de la repetición incesante de la palabra torturador. Nicolás el torturador revisa la buena calidad de los electrodos del broche. Es necesario aquí hacer énfasis en la importancia del significado de la palabra broche, así como en sus características: dorado, chapa de oro, sustancia de aluminio, que es un buen conductor de la electricidad. Los movimientos de Nicolás tienen la gracia y la elegancia de los del mago; el hombre conoce a la perfección su trabajo, su cuerpo ha aprendido a conciliar elegancia y economía en las evoluciones. Por sorpresa, en menos de lo que canta un torturado, el cuerpo de Nicolás aplica a consciencia la tortura, que en este caso es breve, casi instantánea, muy lejos de los horrores que atraviesan la imaginación de los lectores y de Dorita. La garra izquierda de Nicolás se posa sobre el cráneo de la mujer, desnuda e indefensa, echándolo hacia atrás mientas, con la zarpa derecha, el chacal clava dos dolorosos electrodos engastados en el broche de latón de oro (oro dentado de electrodo) en la boca del cuello de Dorita, exactamente ahí en donde, si Dorita fuera hombre, habría una manzana de Adán. <text:s/></text:p>
      <text:p text:style-name="P2">Dora grita, sangra, sufre, pero esos detalles ya han sido muy contados. Nicolás, el amigo torturador, <text:soft-page-break/>no siente nada. O siente lo que siente la gente que hace su trabajo. Costumbre. Hartazgo. Ganas de que acabe. Ganas de que suene la hora de la comida. Ganas de regresar a casa a jugar con los niños, cenar con la esposa, ver la serie policiaca de las diez. </text:p>
      <text:p text:style-name="P2"/>
      <text:p text:style-name="P1">{{ }}</text:p>
      <text:p text:style-name="P2"/>
      <text:p text:style-name="P2">No le voy a hacer el cuento largo. Yo no me dedico a esto. No estoy especializado en amenazar gente. Hagamos las cosas por las buenas. Deme usted la clave y yo bajo las fotos de la página internet. Llevemos la fiesa en paz. Tiene usted suerte de que esta vez le hayan enviado a alguien civilizado como yo. Luego andan unos chacales sueltos por ahí. Torturadores, asesinos, criminales irredentos que dan miedo nomás de verlos. Yo no. Yo soy un trabajador decente. Trabajo para una empresa de destrucción de datos. Nos dedicamos a exterminar restos informáticos incómodos. Ya sabe usted, el hombre moderno vive rodeado de datos. No nos alcanza con un cerebro, necesitamos vivir colgados de un disco duro en donde poner toda esa masa de información que producimos y consumimos. Hablo del hombre moderno, claro está. No de las masas informáticamente analfabetas. Esas ni cerebro necesitan. Con el puro cuerpo les alcanza. Pero usted y yo vamos por el mundo regando datos que alguien puede aprovechar para darles un mal uso. Nuestra cartera de servicios es muy variada: desde la destrucción de soportes de información (papel, discos duros, llaves inteligentes) hasta la eliminación de información incómoda de internet. Las personas que nos contrataron para este trabajo están muy molestas por el retrato que usted publicó en su página. El de la viejita. Usted no lo sabe porque no conoce ciertas tecnologías, pero al reproducir de manera tan irresponsable ese retrato, usted está poniendo en riesgo a mis clientes. Se lo voy a explicar, pero usted tiene que prometerme que me va a dar la clave. Ya es casi la una de la tarde, y si para las tres la foto sigue en línea, va usted a conocer un lado mucho menos amable de mis clientes. La cosa funciona más o menos así: </text:p>
      <text:p text:style-name="P2"/>
      <text:p text:style-name="P1">{{ }}</text:p>
      <text:p text:style-name="P2"/>
      <text:p text:style-name="P2">Dora Garay. Mexicana. Bióloga. 28 años. Becada por Conacyt para estudiar un doctorado en zoología en el extranjero. El doctorado dura cuatro años. En su laboratorio, Dora conoce a Hernán, también mexicano, también zoólogo. Se enamoran. Se van a vivir juntos. Hacen planes. Lo de siempre. Con una diferencia. Dora quiere regresar a México. Hernán no. Dora sí lo dice. Hernán no. Hernán finge que regresará con ella, que tendrán hijos allá, que construirán una casa en las afueras, con perro y dos coches, cerca del laboratorio. Una vida tranquila. Pero Hernán prefiere quedarse en el extranjero. No sabe bien a bien por qué. Algo lo ahuyenta allá. Sabrá Dios. Algún miedo en medio. Tres años después, en un aeropuerto del extranjero, Dora y Hernán se despiden. Tienen miedo de que sea para siempre, pero no están seguros. Vamos a ver, piensan, ambos con esperanzas opuestas. Él, de que ella se harte del terruño y regrese. Ella, de que él se harte del extranjero y regrese. Vamos a ver. </text:p>
      <text:p text:style-name="P2">Hernán se queda, se busca un trabajo, una casa, un gato. Vive solo. Diferencias culturales insalvables le impiden tener amigos o pareja. Tiene amigos, claro, pero son amigos extranjeros. No como los de allá. Tiene parejas, claro, pero parejas extranjeras, tan distintas a las de allá. ¿Para qué me quedé, lamenta? Pero ya es muy tarde. </text:p>
      <text:p text:style-name="P2">Dora regresa a México a que la maten. Tardan unos cuantos años en matarla, pero ciertamente la matan. El motivo es lo de menos. Un empresario que se enamora de ella. Ella que sigue esperando a Hernán sale con el empresario pero no se enamora. El empresario no tolera que las mujeres con las que sale no se enamoren de él. En un arranque de despecho, el empresario la mata y la disuelve en ácido. No vale la pena dar muchos detalles, porque son escabrosos y ya aparecieron ampliamente en los periódicos y la televisión. No los detalles del asesinato de Dora, porque Dora en sí no es importante para los medios, sino los detalles de un asesinato de ese tipo: mujeres que van caminando por la calle, empresarios que pasan en un coche, bajan el vidrio, las llaman, se enamoran de ellas. Mujeres que no se enamoran de los empresarios, o se enamoran demasiado, o se enteran de <text:soft-page-break/>detalles íntimos que, cuando la fiebre amorosa abandone a los empresarios, se volverán detalles comprometedores y surgirá entonces la penosa necesidad de exterminar a la mujer conocedora de los detalles. Eso ya es un fenómeno muy conocido. Lo que hace de la de Dora una exterminación muy especial es el retrato que le toma su torturador tras haberle clavado los dos electrodos del broche de latón de oro en la garganta. Dora grita y sangra y solloza, pero los sollozos se ahogan en el nudo de dolor eléctrico que trae en la garganta. El torturador (se llama Nicolás) va al cuarto de utilería y regresa con un aparato fotográfico anticuado, incompatible con los tiempos ultratecnológicos que corren. Una cámara de fotógrafo del siglo XX, fabricación soviética, ¿1960? Una cámara que se usaba para fichar a los delincuentes que eran recluidos en el gulag. Los empresarios mexicanos descubrieron esas cámaras cuando empezó el terror. Durante el terror, los empersarios se ven obligados a exterminar no sólo a sus enemigos comerciales o personales; también a personas hacia quienes profesan cierto afecto. La marca de apartos fotográficos OLGA descubrió por error una técnica para fotografiar seres humanos en agonía. </text:p>
      <text:p text:style-name="P2"/>
      <text:p text:style-name="P2">Kirilian inventó un aparato ideal para fotografiar personas a punto de morir. Mediante este aparato, al clavarle un broche al agonizante, se podían producir fotos evolutivas de las personas muertas. </text:p>
      <text:p text:style-name="P2"/>
      <text:p text:style-name="P2">Muerto el fotografiado, la foto sigue envejeciendo. </text:p>
      <text:p text:style-name="P2"/>
      <text:p text:style-name="P2">Los empresarios mexicanos han descubierto que las fotos son susceptibles de cariño. Se necesita una sustancia nutriente para que la fotografía siga envejeciendo. </text:p>
      <text:p text:style-name="P2"/>
      <text:p text:style-name="P2">La persona está muerta, pero la foto sigue envejeciendo. <text:s/></text:p>
      <text:p text:style-name="P2"/>
      <text:p text:style-name="P2"/>
      <text:p text:style-name="P2">Mediante una aleación de oro, latón y úna corriente eléctrica, los </text:p>
      <text:p text:style-name="P2"/>
      <text:p text:style-name="P2">Kirilian: el fotógrafo de auras</text:p>
      <text:p text:style-name="P2"/>
      <text:p text:style-name="P4">Asesinos de fotografías. Los asesinos de fotografías. Narcos que mandan asesinar a las fotografías de sus seres queridos. </text:p>
      <text:p text:style-name="P2"/>
      <text:p text:style-name="P2"/>
      <text:p text:style-name="P2">Dorita y Sebastián se conocieron aquí. Él estaba estudiando economía, ella literatura. </text:p>
      <text:p text:style-name="P2">{{se enamoran, se conocen, él se queda, ella se regresa, luego él también se regresa y la busca, pero ella ya anda con un empresario muy poderoso que le financia su revista, ella tiene una revista en línea,</text:p>
      <text:p text:style-name="P2">{{Desde que se conocen hasta que <text:s/></text:p>
      <text:p text:style-name="P2"><text:s text:c="2"/></text:p>
      <text:p text:style-name="P3">el retrato come... por eso hay que ponerlo en ese fondo de papel azul... son sustancias nutrientes</text:p>
      <text:p text:style-name="P3"/>
      <text:p text:style-name="P3">habla de dorita en presente</text:p>
      <text:p text:style-name="P2"/>
      <text:p text:style-name="P3">a Dorita la desaparecieron, es decir la mataron y luego la sepultaron en ácido... fue disuelta en ácido... le podría contar los detalles pero no vale la pena, de esas cosas es mejor no hablar, además, no se me vaya a poner nerviosa y vaya a hacer pendejadas con la computadora... </text:p>
      <text:p text:style-name="P3"/>
      <text:p text:style-name="P3">usted sabe que ahora, como se ha vuelto el mundo, uno se ve obligado muchas veces a eliminar personas que quiere, o a usarlas para algo y luego desecharlas... para eso inventaron los rusos ese aparato, para seguir queriendo a las personas que uno mata... tener la sensaión de que siguen envejecen, hacen su vida, realizan sus sueños, comen, duermen, cogen como usted y yo. Por eso <text:soft-page-break/>necesito que quite de ahí la foto de Dorita. La verdad es que no hay empresarios ni operadores. Sebastián soy yo y vengo a que me regrese la foto. También quiero que la quite. No vaya ser que las fotos que usted le tomo al retrato vayan también a ponerse a envejecer por internet y Dorita no se muera propiamente nunca. <text:s/></text:p>
      <text:p text:style-name="P2"/>
      <text:p text:style-name="P2">donde doña Dorita vivió tan contenta por tantos años. La mayoría de los suéteres de su colección los compró aquí, lana de calidad, por eso le gustaban tanto.</text:p>
      <text:p text:style-name="P2"/>
      <text:p text:style-name="P2"/>
      <text:p text:style-name="P2">demasiado calientes para el calor de allá, de nuestro país, pero buenos para el frío de por acá, de esta ciudad donde Dorita vivió tan contenta. Yo no sé para qué se regresó. Nada más fue a que la mataran. </text:p>
      <text:p text:style-name="P2"/>
      <text:p text:style-name="P2">Y sus suéteres de lana. Son sus favoritos. Pero allá no se los puede poner tanto porque hace calor. Por eso los usa cuando viene acá, a donde hace frío. Pero lo más importante: el broche. ¿Ve usted ese brochecito de latón dorado al centro del cuello? Es es el que hace tan especial la foto. </text:p>
      <text:p text:style-name="P2"/>
      <text:p text:style-name="P2">. Le encantan los suéteres de lana a doña Dorita, especialmente cuando viene a ciudades frías como esta. </text:p>
      <text:p text:style-name="P2"/>
      <text:p text:style-name="P2">Y los suéteres de lana que tanto le gustan, sobre todo cuando viene a pasearse a esta ciudad que es tan fría. Suéter grueso, de cuello tortura con brochecito al centro. ¿Es el broche de oro con forma de sol? Desde que estaba viva le gustaban esos broches, mucho más ahora que ya envejeció. </text:p>
      <text:p text:style-name="P2"/>
      <text:p text:style-name="P2"/>
      <text:p text:style-name="P2"/>
      <text:p text:style-name="P2">; los lentes de armadura dorada que tan bien le quedan; el suéter </text:p>
      <text:p text:style-name="P2"/>
      <text:p text:style-name="P2"/>
      <text:p text:style-name="P2">El cabello recogido hacia atrás, sin pintar, un cabello entrecano y honesto porque doña Dorita no necesita pintarse para fingir que es joven. Los lentes de armadura dorada que tan bien le quedan. El suéter de lana, cuello tortura, con un brochecito dorado al centro. ¿Es el brochecito con forma de sol, verdad? <text:s/>Le encantaba ese broche a doña Dorita. Es un broche de oro, sólo se lo ponía para las ocasiones especiales, no le gustaba andar por la calle con él. Y los ojos. Siempre ha tenido unos ojos muy bonitos doña Dorita, incluso cuando vivía. <text:s/></text:p>
      <text:p text:style-name="P2"/>
      <text:p text:style-name="P2">Los lentes de armadura dorada, que tan bien se le veían. Los aretes muy discretos pero femeninos. El suéter de lana cuello tortura con un brochecito dorado al centro. ¿Es el broche con forma de sol? </text:p>
      <text:p text:style-name="P2"/>
      <text:p text:style-name="P2">Y ni qué decir de los ojos, esos ojos grandes y honestos de doña Dorita, que luego luego lo impregnan a uno de </text:p>
      <text:p text:style-name="P2"/>
      <text:p text:style-name="P2"/>
      <text:p text:style-name="P2">¡Y los ojos! Esos ojos francos, directos, honestos de doña</text:p>
      <text:p text:style-name="P2"/>
      <text:p text:style-name="P2">Y luego la mirada, esos ojos inolvidables de doña Dorita, que luego luego lo impregnan a uno de mirada</text:p>
      <text:p text:style-name="P2"/>
      <text:p text:style-name="P2"/>
      <text:p text:style-name="P2">Tuvo usted muy mala suerte, señorita. Si usted se hubiera encontrado cualquier otra foto de doña Dorita, no estaríamos aquí amenazándola. Pero fue a dar con esta, precisamente con esta foto. Y mire que no es la mejor de doña Dorita. Se ve cansada, canosa, el flash de la cámara se refleja en la <text:soft-page-break/>armadura de sus lentes, la sombra de los aretes le alarga las orejas, y la piel del cuello se le cuelga como a las abuelitas. Los ojos son otra cosa, porque lo que sea de cada quien, doña Dorita siempre ha tenido una mirada muy bonita, incluso cuando estaba viva. Yo la conocía bien. Ya hace veinte o treinta años de eso. Estaba muy guapa. Si viera usted sus fotos de joven, en traje de baño o con vestido largo. Otra persona. Nada que ver con la vieja perdida de nuestra foto. <text:s/></text:p>
      <text:p text:style-name="P2"/>
      <text:p text:style-name="P2">no están nada contentos. Les molesta que la foto se ande paseándose por ahí por el internet. Tuvo usted mala suerte, señorita. Dice usted que se encontró la foto en la calle. Que quiere conocer su historia. Que quiere saber cómo es que la imagen llegó hasta ahí, hasta la calle donde usted la recogió. </text:p>
      <text:p text:style-name="P2"/>
      <text:p text:style-name="P2">Por lo menos no esa foto. Dice usted que se la encontró en la calle, que quiere conocer su historia, que quiere saber cómo es que esta imagen llegó hasta ahí. Déjeme decirle que tuvo usted muy mala suerte, señorita. Cualquier otra foto habría sido indiferente a los operadores. Pero esta no. </text:p>
      <text:p text:style-name="P2"/>
      <text:p text:style-name="P2"/>
      <text:p text:style-name="P2">Sea obediente, señorita: quite esa foto de su página </text:p>
      <text:p text:style-name="P5"/>
      <text:p text:style-name="Standard">Por medio de la presente le comunico que yo conozco a la persona que usted busca, cuya foto publicó fue publicada hace como dos semanas en su página de Internet. Dice usted ahí que se encontró la foto tirada en la calle y que desea no sólo saber quién es la señora que sale en la foto, sino también los pormenores de la foto misma, cuando fue extraviada, a qué documento pertenecía, cómo llegó a manos de usted. <text:s/></text:p>
      <text:p text:style-name="Standard"/>
      <text:p text:style-name="Standard">Creo que le puedo ayudar. La mujer de la foto en vida se llamaba Dora Garay. ¿Que guapa se ve doña Dora en la foto, verdad? Sus lentes de moldura dorada, su su suéter de cuello tortura, su pelo recogido hacia atrás, el brochecito de latón prendido del suéter, sus aretes femeninos, discretos, dignos. No se pinta las canas doña Dora, porque ha de ser una mujer muy segura de sí misma. Mire usted como mira a la cámara de frente, sin segundas intenciones. Una mujer donde no cabe la menor duda. Una mujer que no necesita pintarse la juventud. ¿Cuántos años le calcula? ¿Cincuenta, sesenta? Yo calculo que en la foto tiene ya sesenta años. ¿Verdad que no los aparenta? Tragaños doña Dora. </text:p>
      <text:p text:style-name="Standard"/>
      <text:p text:style-name="Standard">Nada más quiero que entienda una cosa. Dorita Garay se murió cuando tenía treinta y cinco años, durante la guerra. Así que no se sorprenda si dentro de tres o cuatro meses le encuentra una nueva arruga. La foto ha seguido envejeciendo tras la muerte de Dorita. Así son esas fotos. Como las uñas o el pelo, que siguen creciendo con el cuerpo ya muerto. </text:p>
      <text:p text:style-name="Standard"/>
      <text:p text:style-name="Standard">La foto de identidad que ahora usted posee ha seguido envejeciendo sola. No se sorprenda si dentro de t <text:s/></text:p>
      <text:p text:style-name="Standard"/>
      <text:p text:style-name="Standard">de frente a la cámara, sin que quepa la menor duda. Una mujer que no necesita de aditamentos para parecer joven dentro de sus sesenta y tantos bien cumplido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MX"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MX"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Zen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6-21T12:32:14</meta:creation-date>
    <dc:date>2011-06-27T13:11:07</dc:date>
    <meta:editing-duration>PT3H20M14S</meta:editing-duration>
    <meta:editing-cycles>15</meta:editing-cycles>
    <meta:generator>LibreOffice/3.3$Linux LibreOffice_project/330m19$Build-202</meta:generator>
    <meta:document-statistic meta:table-count="0" meta:image-count="0" meta:object-count="0" meta:page-count="7" meta:paragraph-count="49" meta:word-count="3953" meta:character-count="22258"/>
  </office:meta>
</office:document-meta>
</file>